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1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ackground-color="#ffff00"/>
    </style:style>
    <style:style style:name="ce6" style:family="table-cell" style:parent-style-name="Default" style:data-style-name="N4">
      <style:table-cell-properties fo:background-color="#cccccc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ffff99"/>
    </style:style>
    <style:style style:name="ce11" style:family="table-cell" style:parent-style-name="Default" style:data-style-name="N2">
      <style:table-cell-properties fo:background-color="#cc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9"/>
        <table:table-column table:style-name="co2" table:number-columns-repeated="1012" table:default-cell-style-name="Default"/>
        <table:table-row table:style-name="ro1">
          <table:table-cell/>
          <table:table-cell office:value-type="string" calcext:value-type="string">
            <text:p>SRecall</text:p>
          </table:table-cell>
          <table:table-cell office:value-type="string" calcext:value-type="string">
            <text:p>Unsupervised Fmeasure</text:p>
          </table:table-cell>
          <table:table-cell office:value-type="string" calcext:value-type="string">
            <text:p>#cl</text:p>
          </table:table-cell>
          <table:table-cell office:value-type="string" calcext:value-type="string">
            <text:p>harmonic(SR,UF)</text:p>
          </table:table-cell>
          <table:table-cell office:value-type="string" calcext:value-type="string">
            <text:p>log_orig</text:p>
          </table:table-cell>
          <table:table-cell office:value-type="string" calcext:value-type="string">
            <text:p>HMEASURE 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LASTHMEASU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\mlex$ <text:s text:c="19"/></text:p>
          </table:table-cell>
          <table:table-cell office:value-type="float" office:value="79.2" calcext:value-type="float">
            <text:p>79.20</text:p>
          </table:table-cell>
          <table:table-cell office:value-type="float" office:value="72.7" calcext:value-type="float">
            <text:p>72.70</text:p>
          </table:table-cell>
          <table:table-cell office:value-type="float" office:value="4.13" calcext:value-type="float">
            <text:p>4.13</text:p>
          </table:table-cell>
          <table:table-cell table:formula="of:=2*(([.B2]*[.C2])/([.B2]+[.C2]))" office:value-type="float" office:value="75.8109282422647" calcext:value-type="float">
            <text:p>75.8109282423</text:p>
          </table:table-cell>
          <table:table-cell table:formula="of:=LOG([.$E$29]/ABS([.$E$29]-[.D2]))" office:value-type="float" office:value="0.357511351616429" calcext:value-type="float">
            <text:p>0.3575113516</text:p>
          </table:table-cell>
          <table:table-cell table:formula="of:=[.E2]+[.F2]" office:value-type="float" office:value="76.1684395938811" calcext:value-type="float">
            <text:p>76.17</text:p>
          </table:table-cell>
          <table:table-cell/>
          <table:table-cell table:formula="of:=[.$E$29]/([.$E$29]+ABS([.$E$29]-[.D2]))*100" office:value-type="float" office:value="69.4915254237288" calcext:value-type="float">
            <text:p>69.4915254237</text:p>
          </table:table-cell>
          <table:table-cell table:formula="of:=([.G2]+[.I2])/2" office:value-type="float" office:value="72.829982508805" calcext:value-type="float">
            <text:p>72.82998250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\msyn$ <text:s text:c="19"/></text:p>
          </table:table-cell>
          <table:table-cell office:value-type="float" office:value="79.1" calcext:value-type="float">
            <text:p>79.10</text:p>
          </table:table-cell>
          <table:table-cell office:value-type="float" office:value="69.3" calcext:value-type="float">
            <text:p>69.30</text:p>
          </table:table-cell>
          <table:table-cell office:value-type="float" office:value="4.47" calcext:value-type="float">
            <text:p>4.47</text:p>
          </table:table-cell>
          <table:table-cell table:formula="of:=2*(([.B3]*[.C3])/([.B3]+[.C3]))" office:value-type="float" office:value="73.8764150943396" calcext:value-type="float">
            <text:p>73.8764150943</text:p>
          </table:table-cell>
          <table:table-cell table:formula="of:=LOG([.$E$29]/ABS([.$E$29]-[.D3]))" office:value-type="float" office:value="0.253761914078068" calcext:value-type="float">
            <text:p>0.2537619141</text:p>
          </table:table-cell>
          <table:table-cell table:formula="of:=[.E3]+[.F3]" office:value-type="float" office:value="74.1301770084177" calcext:value-type="float">
            <text:p>74.13</text:p>
          </table:table-cell>
          <table:table-cell/>
          <table:table-cell table:formula="of:=[.$E$29]/([.$E$29]+ABS([.$E$29]-[.D3]))*100" office:value-type="float" office:value="64.2058165548098" calcext:value-type="float">
            <text:p>64.2058165548</text:p>
          </table:table-cell>
          <table:table-cell table:formula="of:=([.G3]+[.I3])/2" office:value-type="float" office:value="69.1679967816138" calcext:value-type="float">
            <text:p>69.167996781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ingle features</text:p>
          </table:table-cell>
          <table:table-cell table:number-columns-repeated="4"/>
          <table:table-cell table:formula="of:=LOG([.$E$29]/ABS([.$E$29]-[.D4]))" office:value-type="float" office:value="0" calcext:value-type="float">
            <text:p>0</text:p>
          </table:table-cell>
          <table:table-cell table:formula="of:=[.E4]+[.F4]" office:value-type="float" office:value="0" calcext:value-type="float">
            <text:p>0.00</text:p>
          </table:table-cell>
          <table:table-cell/>
          <table:table-cell table:formula="of:=[.$E$29]/([.$E$29]+ABS([.$E$29]-[.D4]))*100" office:value-type="float" office:value="50" calcext:value-type="float">
            <text:p>50</text:p>
          </table:table-cell>
          <table:table-cell table:formula="of:=([.G4]+[.I4])/2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E(\mlex, \msyn)$ <text:s text:c="10"/></text:p>
          </table:table-cell>
          <table:table-cell office:value-type="float" office:value="78.7" calcext:value-type="float">
            <text:p>78.70</text:p>
          </table:table-cell>
          <table:table-cell office:value-type="float" office:value="74" calcext:value-type="float">
            <text:p>74.00</text:p>
          </table:table-cell>
          <table:table-cell office:value-type="float" office:value="4.46" calcext:value-type="float">
            <text:p>4.46</text:p>
          </table:table-cell>
          <table:table-cell table:formula="of:=2*(([.B5]*[.C5])/([.B5]+[.C5]))" office:value-type="float" office:value="76.2776686313032" calcext:value-type="float">
            <text:p>76.2776686313</text:p>
          </table:table-cell>
          <table:table-cell table:formula="of:=LOG([.$E$29]/ABS([.$E$29]-[.D5]))" office:value-type="float" office:value="0.256484772413541" calcext:value-type="float">
            <text:p>0.2564847724</text:p>
          </table:table-cell>
          <table:table-cell table:formula="of:=[.E5]+[.F5]" office:value-type="float" office:value="76.5341534037168" calcext:value-type="float">
            <text:p>76.53</text:p>
          </table:table-cell>
          <table:table-cell/>
          <table:table-cell table:formula="of:=[.$E$29]/([.$E$29]+ABS([.$E$29]-[.D5]))*100" office:value-type="float" office:value="64.3497757847534" calcext:value-type="float">
            <text:p>64.3497757848</text:p>
          </table:table-cell>
          <table:table-cell table:formula="of:=([.G5]+[.I5])/2" office:value-type="float" office:value="70.4419645942351" calcext:value-type="float">
            <text:p>70.4419645942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LOG([.$E$29]/ABS([.$E$29]-[.D6]))" office:value-type="float" office:value="0" calcext:value-type="float">
            <text:p>0</text:p>
          </table:table-cell>
          <table:table-cell table:formula="of:=[.E6]+[.F6]" office:value-type="float" office:value="0" calcext:value-type="float">
            <text:p>0.00</text:p>
          </table:table-cell>
          <table:table-cell/>
          <table:table-cell table:formula="of:=[.$E$29]/([.$E$29]+ABS([.$E$29]-[.D6]))*100" office:value-type="float" office:value="50" calcext:value-type="float">
            <text:p>50</text:p>
          </table:table-cell>
          <table:table-cell table:formula="of:=([.G6]+[.I6])/2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$X_F(\slex, \mlex)$ <text:s text:c="12"/></text:p>
          </table:table-cell>
          <table:table-cell table:style-name="ce5" office:value-type="float" office:value="79.2" calcext:value-type="float">
            <text:p>79.20</text:p>
          </table:table-cell>
          <table:table-cell table:style-name="ce5" office:value-type="float" office:value="76.2" calcext:value-type="float">
            <text:p>76.20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table:formula="of:=2*(([.B7]*[.C7])/([.B7]+[.C7]))" office:value-type="float" office:value="77.6710424710425" calcext:value-type="float">
            <text:p>77.671042471</text:p>
          </table:table-cell>
          <table:table-cell table:style-name="ce8" table:formula="of:=LOG([.$E$29]/ABS([.$E$29]-[.D7]))" office:value-type="float" office:value="0.577068304453201" calcext:value-type="float">
            <text:p>0.5770683045</text:p>
          </table:table-cell>
          <table:table-cell table:style-name="ce10" table:formula="of:=[.E7]+[.F7]" office:value-type="float" office:value="78.2481107754957" calcext:value-type="float">
            <text:p>78.25</text:p>
          </table:table-cell>
          <table:table-cell table:style-name="ce2"/>
          <table:table-cell table:formula="of:=[.$E$29]/([.$E$29]+ABS([.$E$29]-[.D7]))*100" office:value-type="float" office:value="79.0633608815427" calcext:value-type="float">
            <text:p>79.0633608815</text:p>
          </table:table-cell>
          <table:table-cell table:formula="of:=([.G7]+[.I7])/2" office:value-type="float" office:value="78.6557358285192" calcext:value-type="float">
            <text:p>78.6557358285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$X_F(\slex, \msyn)$ <text:s text:c="8"/></text:p>
          </table:table-cell>
          <table:table-cell office:value-type="float" office:value="78.3" calcext:value-type="float">
            <text:p>78.30</text:p>
          </table:table-cell>
          <table:table-cell office:value-type="float" office:value="74.6" calcext:value-type="float">
            <text:p>74.60</text:p>
          </table:table-cell>
          <table:table-cell office:value-type="float" office:value="3.08" calcext:value-type="float">
            <text:p>3.08</text:p>
          </table:table-cell>
          <table:table-cell table:formula="of:=2*(([.B8]*[.C8])/([.B8]+[.C8]))" office:value-type="float" office:value="76.4052321778941" calcext:value-type="float">
            <text:p>76.4052321779</text:p>
          </table:table-cell>
          <table:table-cell table:formula="of:=LOG([.$E$29]/ABS([.$E$29]-[.D8]))" office:value-type="float" office:value="1.13566260200007" calcext:value-type="float">
            <text:p>1.135662602</text:p>
          </table:table-cell>
          <table:table-cell table:formula="of:=[.E8]+[.F8]" office:value-type="float" office:value="77.5408947798941" calcext:value-type="float">
            <text:p>77.54</text:p>
          </table:table-cell>
          <table:table-cell/>
          <table:table-cell table:formula="of:=[.$E$29]/([.$E$29]+ABS([.$E$29]-[.D8]))*100" office:value-type="float" office:value="93.1818181818182" calcext:value-type="float">
            <text:p>93.1818181818</text:p>
          </table:table-cell>
          <table:table-cell table:formula="of:=([.G8]+[.I8])/2" office:value-type="float" office:value="85.3613564808562" calcext:value-type="float">
            <text:p>85.36135648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X_F(\ssyn, \mlex)$ <text:s text:c="12"/></text:p>
          </table:table-cell>
          <table:table-cell office:value-type="float" office:value="78.6" calcext:value-type="float">
            <text:p>78.60</text:p>
          </table:table-cell>
          <table:table-cell office:value-type="float" office:value="78.9" calcext:value-type="float">
            <text:p>78.90</text:p>
          </table:table-cell>
          <table:table-cell office:value-type="float" office:value="1.08" calcext:value-type="float">
            <text:p>1.08</text:p>
          </table:table-cell>
          <table:table-cell table:formula="of:=2*(([.B9]*[.C9])/([.B9]+[.C9]))" office:value-type="float" office:value="78.7497142857143" calcext:value-type="float">
            <text:p>78.7497142857</text:p>
          </table:table-cell>
          <table:table-cell table:formula="of:=LOG([.$E$29]/ABS([.$E$29]-[.D9]))" office:value-type="float" office:value="0.205028865754099" calcext:value-type="float">
            <text:p>0.2050288658</text:p>
          </table:table-cell>
          <table:table-cell table:formula="of:=[.E9]+[.F9]" office:value-type="float" office:value="78.9547431514684" calcext:value-type="float">
            <text:p>78.95</text:p>
          </table:table-cell>
          <table:table-cell/>
          <table:table-cell table:formula="of:=[.$E$29]/([.$E$29]+ABS([.$E$29]-[.D9]))*100" office:value-type="float" office:value="61.587982832618" calcext:value-type="float">
            <text:p>61.5879828326</text:p>
          </table:table-cell>
          <table:table-cell table:formula="of:=([.G9]+[.I9])/2" office:value-type="float" office:value="70.2713629920432" calcext:value-type="float">
            <text:p>70.2713629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X_F(\ssyn, \msyn)$ <text:s text:c="8"/></text:p>
          </table:table-cell>
          <table:table-cell office:value-type="float" office:value="78.9" calcext:value-type="float">
            <text:p>78.90</text:p>
          </table:table-cell>
          <table:table-cell table:style-name="ce7" office:value-type="float" office:value="73.7" calcext:value-type="float">
            <text:p>73.70</text:p>
          </table:table-cell>
          <table:table-cell office:value-type="float" office:value="2.72" calcext:value-type="float">
            <text:p>2.72</text:p>
          </table:table-cell>
          <table:table-cell table:formula="of:=2*(([.B10]*[.C10])/([.B10]+[.C10]))" office:value-type="float" office:value="76.2114023591088" calcext:value-type="float">
            <text:p>76.2114023591</text:p>
          </table:table-cell>
          <table:table-cell table:formula="of:=LOG([.$E$29]/ABS([.$E$29]-[.D10]))" office:value-type="float" office:value="1.28179063767831" calcext:value-type="float">
            <text:p>1.2817906377</text:p>
          </table:table-cell>
          <table:table-cell table:formula="of:=[.E10]+[.F10]" office:value-type="float" office:value="77.4931929967871" calcext:value-type="float">
            <text:p>77.49</text:p>
          </table:table-cell>
          <table:table-cell/>
          <table:table-cell table:formula="of:=[.$E$29]/([.$E$29]+ABS([.$E$29]-[.D10]))*100" office:value-type="float" office:value="95.0331125827814" calcext:value-type="float">
            <text:p>95.0331125828</text:p>
          </table:table-cell>
          <table:table-cell table:formula="of:=([.G10]+[.I10])/2" office:value-type="float" office:value="86.2631527897843" calcext:value-type="float">
            <text:p>86.2631527898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LOG([.$E$29]/ABS([.$E$29]-[.D11]))" office:value-type="float" office:value="0" calcext:value-type="float">
            <text:p>0</text:p>
          </table:table-cell>
          <table:table-cell table:formula="of:=[.E11]+[.F11]" office:value-type="float" office:value="0" calcext:value-type="float">
            <text:p>0.00</text:p>
          </table:table-cell>
          <table:table-cell/>
          <table:table-cell table:formula="of:=[.$E$29]/([.$E$29]+ABS([.$E$29]-[.D11]))*100" office:value-type="float" office:value="50" calcext:value-type="float">
            <text:p>50</text:p>
          </table:table-cell>
          <table:table-cell table:formula="of:=([.G11]+[.I11])/2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$X_S(\ssyn, \slex)$ <text:s text:c="12"/></text:p>
          </table:table-cell>
          <table:table-cell table:style-name="ce6" office:value-type="float" office:value="78.7" calcext:value-type="float">
            <text:p>78.70</text:p>
          </table:table-cell>
          <table:table-cell table:style-name="ce6" office:value-type="float" office:value="78.9" calcext:value-type="float">
            <text:p>78.90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table:formula="of:=2*(([.B12]*[.C12])/([.B12]+[.C12]))" office:value-type="float" office:value="78.7998730964467" calcext:value-type="float">
            <text:p>78.7998730964</text:p>
          </table:table-cell>
          <table:table-cell table:style-name="ce3" table:formula="of:=LOG([.$E$29]/ABS([.$E$29]-[.D12]))" office:value-type="float" office:value="0.188368952516076" calcext:value-type="float">
            <text:p>0.1883689525</text:p>
          </table:table-cell>
          <table:table-cell table:style-name="ce11" table:formula="of:=[.E12]+[.F12]" office:value-type="float" office:value="78.9882420489628" calcext:value-type="float">
            <text:p>78.99</text:p>
          </table:table-cell>
          <table:table-cell table:style-name="ce3"/>
          <table:table-cell table:formula="of:=[.$E$29]/([.$E$29]+ABS([.$E$29]-[.D12]))*100" office:value-type="float" office:value="60.676532769556" calcext:value-type="float">
            <text:p>60.6765327696</text:p>
          </table:table-cell>
          <table:table-cell table:formula="of:=([.G12]+[.I12])/2" office:value-type="float" office:value="69.8323874092594" calcext:value-type="float">
            <text:p>69.8323874093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$X_S(\slex, \ssyn)$ <text:s text:c="12"/></text:p>
          </table:table-cell>
          <table:table-cell office:value-type="float" office:value="78.8" calcext:value-type="float">
            <text:p>78.80</text:p>
          </table:table-cell>
          <table:table-cell office:value-type="float" office:value="78.7" calcext:value-type="float">
            <text:p>78.70</text:p>
          </table:table-cell>
          <table:table-cell office:value-type="float" office:value="1.33" calcext:value-type="float">
            <text:p>1.33</text:p>
          </table:table-cell>
          <table:table-cell table:formula="of:=2*(([.B13]*[.C13])/([.B13]+[.C13]))" office:value-type="float" office:value="78.7499682539683" calcext:value-type="float">
            <text:p>78.749968254</text:p>
          </table:table-cell>
          <table:table-cell table:formula="of:=LOG([.$E$29]/ABS([.$E$29]-[.D13]))" office:value-type="float" office:value="0.270361175897529" calcext:value-type="float">
            <text:p>0.2703611759</text:p>
          </table:table-cell>
          <table:table-cell table:formula="of:=[.E13]+[.F13]" office:value-type="float" office:value="79.0203294298658" calcext:value-type="float">
            <text:p>79.02</text:p>
          </table:table-cell>
          <table:table-cell/>
          <table:table-cell table:formula="of:=[.$E$29]/([.$E$29]+ABS([.$E$29]-[.D13]))*100" office:value-type="float" office:value="65.0793650793651" calcext:value-type="float">
            <text:p>65.0793650794</text:p>
          </table:table-cell>
          <table:table-cell table:formula="of:=([.G13]+[.I13])/2" office:value-type="float" office:value="72.0498472546154" calcext:value-type="float">
            <text:p>72.0498472546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LOG([.$E$29]/ABS([.$E$29]-[.D14]))" office:value-type="float" office:value="0" calcext:value-type="float">
            <text:p>0</text:p>
          </table:table-cell>
          <table:table-cell table:formula="of:=[.E14]+[.F14]" office:value-type="float" office:value="0" calcext:value-type="float">
            <text:p>0.00</text:p>
          </table:table-cell>
          <table:table-cell/>
          <table:table-cell table:formula="of:=[.$E$29]/([.$E$29]+ABS([.$E$29]-[.D14]))*100" office:value-type="float" office:value="50" calcext:value-type="float">
            <text:p>50</text:p>
          </table:table-cell>
          <table:table-cell table:formula="of:=([.G14]+[.I14])/2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X_F(X_S(\slex, \ssyn), \mlex)$ <text:s text:c="10"/></text:p>
          </table:table-cell>
          <table:table-cell office:value-type="float" office:value="78.4" calcext:value-type="float">
            <text:p>78.40</text:p>
          </table:table-cell>
          <table:table-cell office:value-type="float" office:value="70" calcext:value-type="float">
            <text:p>70.00</text:p>
          </table:table-cell>
          <table:table-cell office:value-type="float" office:value="3.11" calcext:value-type="float">
            <text:p>3.11</text:p>
          </table:table-cell>
          <table:table-cell table:formula="of:=2*(([.B15]*[.C15])/([.B15]+[.C15]))" office:value-type="float" office:value="73.9622641509434" calcext:value-type="float">
            <text:p>73.9622641509</text:p>
          </table:table-cell>
          <table:table-cell table:formula="of:=LOG([.$E$29]/ABS([.$E$29]-[.D15]))" office:value-type="float" office:value="1.07767065502239" calcext:value-type="float">
            <text:p>1.077670655</text:p>
          </table:table-cell>
          <table:table-cell table:formula="of:=[.E15]+[.F15]" office:value-type="float" office:value="75.0399348059658" calcext:value-type="float">
            <text:p>75.04</text:p>
          </table:table-cell>
          <table:table-cell/>
          <table:table-cell table:formula="of:=[.$E$29]/([.$E$29]+ABS([.$E$29]-[.D15]))*100" office:value-type="float" office:value="92.2829581993569" calcext:value-type="float">
            <text:p>92.2829581994</text:p>
          </table:table-cell>
          <table:table-cell table:formula="of:=([.G15]+[.I15])/2" office:value-type="float" office:value="83.6614465026614" calcext:value-type="float">
            <text:p>83.66144650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X_F(X_S(\slex, \ssyn), \msyn)$ <text:s text:c="10"/></text:p>
          </table:table-cell>
          <table:table-cell office:value-type="float" office:value="78.9" calcext:value-type="float">
            <text:p>78.90</text:p>
          </table:table-cell>
          <table:table-cell office:value-type="float" office:value="75.2" calcext:value-type="float">
            <text:p>75.20</text:p>
          </table:table-cell>
          <table:table-cell office:value-type="float" office:value="3.16" calcext:value-type="float">
            <text:p>3.16</text:p>
          </table:table-cell>
          <table:table-cell table:formula="of:=2*(([.B16]*[.C16])/([.B16]+[.C16]))" office:value-type="float" office:value="77.0055807916937" calcext:value-type="float">
            <text:p>77.0055807917</text:p>
          </table:table-cell>
          <table:table-cell table:formula="of:=LOG([.$E$29]/ABS([.$E$29]-[.D16]))" office:value-type="float" office:value="0.995483898835036" calcext:value-type="float">
            <text:p>0.9954838988</text:p>
          </table:table-cell>
          <table:table-cell table:formula="of:=[.E16]+[.F16]" office:value-type="float" office:value="78.0010646905287" calcext:value-type="float">
            <text:p>78.00</text:p>
          </table:table-cell>
          <table:table-cell/>
          <table:table-cell table:formula="of:=[.$E$29]/([.$E$29]+ABS([.$E$29]-[.D16]))*100" office:value-type="float" office:value="90.8227848101266" calcext:value-type="float">
            <text:p>90.8227848101</text:p>
          </table:table-cell>
          <table:table-cell table:formula="of:=([.G16]+[.I16])/2" office:value-type="float" office:value="84.4119247503276" calcext:value-type="float">
            <text:p>84.4119247503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LOG([.$E$29]/ABS([.$E$29]-[.D17]))" office:value-type="float" office:value="0" calcext:value-type="float">
            <text:p>0</text:p>
          </table:table-cell>
          <table:table-cell table:formula="of:=[.E17]+[.F17]" office:value-type="float" office:value="0" calcext:value-type="float">
            <text:p>0.00</text:p>
          </table:table-cell>
          <table:table-cell/>
          <table:table-cell table:formula="of:=[.$E$29]/([.$E$29]+ABS([.$E$29]-[.D17]))*100" office:value-type="float" office:value="50" calcext:value-type="float">
            <text:p>50</text:p>
          </table:table-cell>
          <table:table-cell table:formula="of:=([.G17]+[.I17])/2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E(\mlex, X_F(\slex, \mlex))$ <text:s text:c="12"/></text:p>
          </table:table-cell>
          <table:table-cell office:value-type="float" office:value="79.2" calcext:value-type="float">
            <text:p>79.20</text:p>
          </table:table-cell>
          <table:table-cell office:value-type="float" office:value="76" calcext:value-type="float">
            <text:p>76.00</text:p>
          </table:table-cell>
          <table:table-cell office:value-type="float" office:value="3.57" calcext:value-type="float">
            <text:p>3.57</text:p>
          </table:table-cell>
          <table:table-cell table:formula="of:=2*(([.B18]*[.C18])/([.B18]+[.C18]))" office:value-type="float" office:value="77.5670103092784" calcext:value-type="float">
            <text:p>77.5670103093</text:p>
          </table:table-cell>
          <table:table-cell table:formula="of:=LOG([.$E$29]/ABS([.$E$29]-[.D18]))" office:value-type="float" office:value="0.612783856719735" calcext:value-type="float">
            <text:p>0.6127838567</text:p>
          </table:table-cell>
          <table:table-cell table:formula="of:=[.E18]+[.F18]" office:value-type="float" office:value="78.1797941659981" calcext:value-type="float">
            <text:p>78.18</text:p>
          </table:table-cell>
          <table:table-cell/>
          <table:table-cell table:formula="of:=[.$E$29]/([.$E$29]+ABS([.$E$29]-[.D18]))*100" office:value-type="float" office:value="80.3921568627451" calcext:value-type="float">
            <text:p>80.3921568627</text:p>
          </table:table-cell>
          <table:table-cell table:formula="of:=([.G18]+[.I18])/2" office:value-type="float" office:value="79.2859755143716" calcext:value-type="float">
            <text:p>79.28597551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E(\msyn, X_F(\slex, \mlex))$ <text:s text:c="9"/></text:p>
          </table:table-cell>
          <table:table-cell office:value-type="float" office:value="78.3" calcext:value-type="float">
            <text:p>78.30</text:p>
          </table:table-cell>
          <table:table-cell office:value-type="float" office:value="75.2" calcext:value-type="float">
            <text:p>75.20</text:p>
          </table:table-cell>
          <table:table-cell office:value-type="float" office:value="1.95" calcext:value-type="float">
            <text:p>1.95</text:p>
          </table:table-cell>
          <table:table-cell table:formula="of:=2*(([.B19]*[.C19])/([.B19]+[.C19]))" office:value-type="float" office:value="76.7186970684039" calcext:value-type="float">
            <text:p>76.7186970684</text:p>
          </table:table-cell>
          <table:table-cell table:formula="of:=LOG([.$E$29]/ABS([.$E$29]-[.D19]))" office:value-type="float" office:value="0.494094069388437" calcext:value-type="float">
            <text:p>0.4940940694</text:p>
          </table:table-cell>
          <table:table-cell table:formula="of:=[.E19]+[.F19]" office:value-type="float" office:value="77.2127911377924" calcext:value-type="float">
            <text:p>77.21</text:p>
          </table:table-cell>
          <table:table-cell/>
          <table:table-cell table:formula="of:=[.$E$29]/([.$E$29]+ABS([.$E$29]-[.D19]))*100" office:value-type="float" office:value="75.7255936675462" calcext:value-type="float">
            <text:p>75.7255936675</text:p>
          </table:table-cell>
          <table:table-cell table:formula="of:=([.G19]+[.I19])/2" office:value-type="float" office:value="76.4691924026693" calcext:value-type="float">
            <text:p>76.469192402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LOG([.$E$29]/ABS([.$E$29]-[.D20]))" office:value-type="float" office:value="0" calcext:value-type="float">
            <text:p>0</text:p>
          </table:table-cell>
          <table:table-cell table:formula="of:=[.E20]+[.F20]" office:value-type="float" office:value="0" calcext:value-type="float">
            <text:p>0.00</text:p>
          </table:table-cell>
          <table:table-cell/>
          <table:table-cell table:formula="of:=[.$E$29]/([.$E$29]+ABS([.$E$29]-[.D20]))*100" office:value-type="float" office:value="50" calcext:value-type="float">
            <text:p>50</text:p>
          </table:table-cell>
          <table:table-cell table:formula="of:=([.G20]+[.I20])/2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L(\msyn, X_F(\slex, \msyn))$ <text:s text:c="9"/></text:p>
          </table:table-cell>
          <table:table-cell office:value-type="float" office:value="78.6" calcext:value-type="float">
            <text:p>78.60</text:p>
          </table:table-cell>
          <table:table-cell office:value-type="float" office:value="67.8" calcext:value-type="float">
            <text:p>67.80</text:p>
          </table:table-cell>
          <table:table-cell office:value-type="float" office:value="4.22" calcext:value-type="float">
            <text:p>4.22</text:p>
          </table:table-cell>
          <table:table-cell table:formula="of:=2*(([.B21]*[.C21])/([.B21]+[.C21]))" office:value-type="float" office:value="72.8016393442623" calcext:value-type="float">
            <text:p>72.8016393443</text:p>
          </table:table-cell>
          <table:table-cell table:formula="of:=LOG([.$E$29]/ABS([.$E$29]-[.D21]))" office:value-type="float" office:value="0.327548128238986" calcext:value-type="float">
            <text:p>0.3275481282</text:p>
          </table:table-cell>
          <table:table-cell table:formula="of:=[.E21]+[.F21]" office:value-type="float" office:value="73.1291874725013" calcext:value-type="float">
            <text:p>73.13</text:p>
          </table:table-cell>
          <table:table-cell/>
          <table:table-cell table:formula="of:=[.$E$29]/([.$E$29]+ABS([.$E$29]-[.D21]))*100" office:value-type="float" office:value="68.0094786729858" calcext:value-type="float">
            <text:p>68.009478673</text:p>
          </table:table-cell>
          <table:table-cell table:formula="of:=([.G21]+[.I21])/2" office:value-type="float" office:value="70.5693330727435" calcext:value-type="float">
            <text:p>70.56933307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L(\mlex, X_F(\slex, \mlex))$ <text:s text:c="9"/></text:p>
          </table:table-cell>
          <table:table-cell office:value-type="float" office:value="79.5" calcext:value-type="float">
            <text:p>79.50</text:p>
          </table:table-cell>
          <table:table-cell office:value-type="float" office:value="76.09" calcext:value-type="float">
            <text:p>76.09</text:p>
          </table:table-cell>
          <table:table-cell office:value-type="float" office:value="3.96" calcext:value-type="float">
            <text:p>3.96</text:p>
          </table:table-cell>
          <table:table-cell table:formula="of:=2*(([.B22]*[.C22])/([.B22]+[.C22]))" office:value-type="float" office:value="77.7576322385758" calcext:value-type="float">
            <text:p>77.7576322386</text:p>
          </table:table-cell>
          <table:table-cell table:formula="of:=LOG([.$E$29]/ABS([.$E$29]-[.D22]))" office:value-type="float" office:value="0.420455398793369" calcext:value-type="float">
            <text:p>0.4204553988</text:p>
          </table:table-cell>
          <table:table-cell table:formula="of:=[.E22]+[.F22]" office:value-type="float" office:value="78.1780876373691" calcext:value-type="float">
            <text:p>78.18</text:p>
          </table:table-cell>
          <table:table-cell/>
          <table:table-cell table:formula="of:=[.$E$29]/([.$E$29]+ABS([.$E$29]-[.D22]))*100" office:value-type="float" office:value="72.4747474747475" calcext:value-type="float">
            <text:p>72.4747474747</text:p>
          </table:table-cell>
          <table:table-cell table:formula="of:=([.G22]+[.I22])/2" office:value-type="float" office:value="75.3264175560583" calcext:value-type="float">
            <text:p>75.326417556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LOG([.$E$29]/ABS([.$E$29]-[.D23]))" office:value-type="float" office:value="0" calcext:value-type="float">
            <text:p>0</text:p>
          </table:table-cell>
          <table:table-cell table:formula="of:=[.E23]+[.F23]" office:value-type="float" office:value="0" calcext:value-type="float">
            <text:p>0.00</text:p>
          </table:table-cell>
          <table:table-cell/>
          <table:table-cell table:formula="of:=[.$E$29]/([.$E$29]+ABS([.$E$29]-[.D23]))*100" office:value-type="float" office:value="50" calcext:value-type="float">
            <text:p>50</text:p>
          </table:table-cell>
          <table:table-cell table:formula="of:=([.G23]+[.I23])/2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E(\mlex, L(\msyn, X_F(\slex, \msyn)))$ <text:s text:c="13"/></text:p>
          </table:table-cell>
          <table:table-cell office:value-type="float" office:value="78.5" calcext:value-type="float">
            <text:p>78.50</text:p>
          </table:table-cell>
          <table:table-cell office:value-type="float" office:value="74.2" calcext:value-type="float">
            <text:p>74.20</text:p>
          </table:table-cell>
          <table:table-cell office:value-type="float" office:value="4.26" calcext:value-type="float">
            <text:p>4.26</text:p>
          </table:table-cell>
          <table:table-cell table:formula="of:=2*(([.B24]*[.C24])/([.B24]+[.C24]))" office:value-type="float" office:value="76.2894564505567" calcext:value-type="float">
            <text:p>76.2894564506</text:p>
          </table:table-cell>
          <table:table-cell table:formula="of:=LOG([.$E$29]/ABS([.$E$29]-[.D24]))" office:value-type="float" office:value="0.314867096479897" calcext:value-type="float">
            <text:p>0.3148670965</text:p>
          </table:table-cell>
          <table:table-cell table:formula="of:=[.E24]+[.F24]" office:value-type="float" office:value="76.6043235470366" calcext:value-type="float">
            <text:p>76.60</text:p>
          </table:table-cell>
          <table:table-cell/>
          <table:table-cell table:formula="of:=[.$E$29]/([.$E$29]+ABS([.$E$29]-[.D24]))*100" office:value-type="float" office:value="67.3708920187793" calcext:value-type="float">
            <text:p>67.3708920188</text:p>
          </table:table-cell>
          <table:table-cell table:formula="of:=([.G24]+[.I24])/2" office:value-type="float" office:value="71.987607782908" calcext:value-type="float">
            <text:p>71.98760778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$E(\mlex, L(\mlex, X_F(\slex, \mlex)))$ <text:s text:c="13"/></text:p>
          </table:table-cell>
          <table:table-cell office:value-type="float" office:value="79.5" calcext:value-type="float">
            <text:p>79.50</text:p>
          </table:table-cell>
          <table:table-cell office:value-type="float" office:value="75.8" calcext:value-type="float">
            <text:p>75.80</text:p>
          </table:table-cell>
          <table:table-cell office:value-type="float" office:value="3.99" calcext:value-type="float">
            <text:p>3.99</text:p>
          </table:table-cell>
          <table:table-cell table:formula="of:=2*(([.B25]*[.C25])/([.B25]+[.C25]))" office:value-type="float" office:value="77.6059240180296" calcext:value-type="float">
            <text:p>77.605924018</text:p>
          </table:table-cell>
          <table:table-cell table:formula="of:=LOG([.$E$29]/ABS([.$E$29]-[.D25]))" office:value-type="float" office:value="0.408663874063811" calcext:value-type="float">
            <text:p>0.4086638741</text:p>
          </table:table-cell>
          <table:table-cell table:formula="of:=[.E25]+[.F25]" office:value-type="float" office:value="78.0145878920934" calcext:value-type="float">
            <text:p>78.01</text:p>
          </table:table-cell>
          <table:table-cell/>
          <table:table-cell table:formula="of:=[.$E$29]/([.$E$29]+ABS([.$E$29]-[.D25]))*100" office:value-type="float" office:value="71.9298245614035" calcext:value-type="float">
            <text:p>71.9298245614</text:p>
          </table:table-cell>
          <table:table-cell table:formula="of:=([.G25]+[.I25])/2" office:value-type="float" office:value="74.9722062267485" calcext:value-type="float">
            <text:p>74.97220622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seline MFS <text:s text:c="12"/></text:p>
          </table:table-cell>
          <table:table-cell office:value-type="float" office:value="78.7" calcext:value-type="float">
            <text:p>78.70</text:p>
          </table:table-cell>
          <table:table-cell office:value-type="float" office:value="78.9" calcext:value-type="float">
            <text:p>78.90</text:p>
          </table:table-cell>
          <table:table-cell office:value-type="float" office:value="1" calcext:value-type="float">
            <text:p>1</text:p>
          </table:table-cell>
          <table:table-cell table:formula="of:=2*(([.B26]*[.C26])/([.B26]+[.C26]))" office:value-type="float" office:value="78.7998730964467" calcext:value-type="float">
            <text:p>78.7998730964</text:p>
          </table:table-cell>
          <table:table-cell table:formula="of:=LOG([.$E$29]/ABS([.$E$29]-[.D26]))" office:value-type="float" office:value="0.186040290197493" calcext:value-type="float">
            <text:p>0.1860402902</text:p>
          </table:table-cell>
          <table:table-cell table:formula="of:=[.E26]+[.F26]" office:value-type="float" office:value="78.9859133866442" calcext:value-type="float">
            <text:p>78.99</text:p>
          </table:table-cell>
          <table:table-cell/>
          <table:table-cell table:formula="of:=[.$E$29]/([.$E$29]+ABS([.$E$29]-[.D26]))*100" office:value-type="float" office:value="60.5485232067511" calcext:value-type="float">
            <text:p>60.5485232068</text:p>
          </table:table-cell>
          <table:table-cell table:formula="of:=([.G26]+[.I26])/2" office:value-type="float" office:value="69.7672182966976" calcext:value-type="float">
            <text:p>69.76721829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meval 2007 Best System</text:p>
          </table:table-cell>
          <table:table-cell office:value-type="float" office:value="81.6" calcext:value-type="float">
            <text:p>81.60</text:p>
          </table:table-cell>
          <table:table-cell office:value-type="float" office:value="78.7" calcext:value-type="float">
            <text:p>78.70</text:p>
          </table:table-cell>
          <table:table-cell office:value-type="float" office:value="1.15" calcext:value-type="float">
            <text:p>1.15</text:p>
          </table:table-cell>
          <table:table-cell table:formula="of:=2*(([.B27]*[.C27])/([.B27]+[.C27]))" office:value-type="float" office:value="80.1237679351216" calcext:value-type="float">
            <text:p>80.1237679351</text:p>
          </table:table-cell>
          <table:table-cell table:formula="of:=LOG([.$E$29]/ABS([.$E$29]-[.D27]))" office:value-type="float" office:value="0.222353449826443" calcext:value-type="float">
            <text:p>0.2223534498</text:p>
          </table:table-cell>
          <table:table-cell table:formula="of:=[.E27]+[.F27]" office:value-type="float" office:value="80.3461213849481" calcext:value-type="float">
            <text:p>80.35</text:p>
          </table:table-cell>
          <table:table-cell/>
          <table:table-cell table:formula="of:=[.$E$29]/([.$E$29]+ABS([.$E$29]-[.D27]))*100" office:value-type="float" office:value="62.5272331154684" calcext:value-type="float">
            <text:p>62.5272331155</text:p>
          </table:table-cell>
          <table:table-cell table:formula="of:=([.G27]+[.I27])/2" office:value-type="float" office:value="71.4366772502083" calcext:value-type="float">
            <text:p>71.4366772502</text:p>
          </table:table-cell>
          <table:table-cell table:number-columns-repeated="1009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lta 2007=</text:p>
          </table:table-cell>
          <table:table-cell office:value-type="float" office:value="2.87" calcext:value-type="float">
            <text:p>2.87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$\mlex$</text:p>
          </table:table-cell>
          <table:table-cell office:value-type="string" calcext:value-type="string">
            <text:p>72.70</text:p>
          </table:table-cell>
          <table:table-cell office:value-type="float" office:value="76.9" calcext:value-type="float">
            <text:p>76.9</text:p>
          </table:table-cell>
          <table:table-cell office:value-type="float" office:value="67.9" calcext:value-type="float">
            <text:p>67.9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$\msyn$</text:p>
          </table:table-cell>
          <table:table-cell office:value-type="string" calcext:value-type="string">
            <text:p>69.30</text:p>
          </table:table-cell>
          <table:table-cell office:value-type="float" office:value="69.4" calcext:value-type="float">
            <text:p>69.4</text:p>
          </table:table-cell>
          <table:table-cell office:value-type="float" office:value="69.2" calcext:value-type="float">
            <text:p>69.2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\multicolumn{5}{r}{\textbf{Early Fusion (EF)}}</text:p>
          </table:table-cell>
          <table:table-cell office:value-type="string" calcext:value-type="string">
            <text:p><text:s/>\multirow{10}{*}{\textbf{1F}} <text:s text:c="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(\mlex, \msyn)$</text:p>
          </table:table-cell>
          <table:table-cell office:value-type="string" calcext:value-type="string">
            <text:p>74.00</text:p>
          </table:table-cell>
          <table:table-cell office:value-type="float" office:value="76.66" calcext:value-type="float">
            <text:p>76.66</text:p>
          </table:table-cell>
          <table:table-cell office:value-type="float" office:value="71.11" calcext:value-type="float">
            <text:p>71.11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\multicolumn{5}{r}{\textbf{Cross Feature Fusion ($\mathbf{X_FF}$)}} <text:s text:c="1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X_F(\slex, \mlex)$</text:p>
          </table:table-cell>
          <table:table-cell office:value-type="string" calcext:value-type="string">
            <text:p>76.20</text:p>
          </table:table-cell>
          <table:table-cell office:value-type="float" office:value="79.6" calcext:value-type="float">
            <text:p>79.6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<text:s/>3.63 <text:s text:c="3"/></text:p>
          </table:table-cell>
        </table:table-row>
        <table:table-row table:style-name="ro1">
          <table:table-cell office:value-type="string" calcext:value-type="string">
            <text:p>$X_F(\slex, \msyn)$</text:p>
          </table:table-cell>
          <table:table-cell office:value-type="string" calcext:value-type="string">
            <text:p>74.60</text:p>
          </table:table-cell>
          <table:table-cell office:value-type="float" office:value="75.1" calcext:value-type="float">
            <text:p>75.1</text:p>
          </table:table-cell>
          <table:table-cell office:value-type="float" office:value="73.9" calcext:value-type="float">
            <text:p>73.9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$X_F(\ssyn, \mlex)$</text:p>
          </table:table-cell>
          <table:table-cell office:value-type="string" calcext:value-type="string">
            <text:p>\textbf{78.90}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<text:s/>\textbf{76.90}</text:p>
          </table:table-cell>
          <table:table-cell office:value-type="string" calcext:value-type="string">
            <text:p><text:s/>1.08 <text:s text:c="3"/></text:p>
          </table:table-cell>
        </table:table-row>
        <table:table-row table:style-name="ro1">
          <table:table-cell office:value-type="string" calcext:value-type="string">
            <text:p>$X_F(\ssyn, \msyn)$</text:p>
          </table:table-cell>
          <table:table-cell office:value-type="string" calcext:value-type="string">
            <text:p>73.70</text:p>
          </table:table-cell>
          <table:table-cell office:value-type="float" office:value="77.7" calcext:value-type="float">
            <text:p>77.7</text:p>
          </table:table-cell>
          <table:table-cell office:value-type="float" office:value="70" calcext:value-type="float">
            <text:p>70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\multicolumn{5}{r}{\textbf{Cross Similarity Fusion ($\mathbf{X_SF}$)}} <text:s text:c="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X_S(\ssyn, \slex)$</text:p>
          </table:table-cell>
          <table:table-cell office:value-type="string" calcext:value-type="string">
            <text:p>\textbf{78.90}</text:p>
          </table:table-cell>
          <table:table-cell office:value-type="string" calcext:value-type="string">
            <text:p><text:s/>\textbf{80.80}</text:p>
          </table:table-cell>
          <table:table-cell office:value-type="float" office:value="76.8" calcext:value-type="float">
            <text:p>76.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$X_S(\slex, \ssyn)$</text:p>
          </table:table-cell>
          <table:table-cell office:value-type="string" calcext:value-type="string">
            <text:p>78.70</text:p>
          </table:table-cell>
          <table:table-cell office:value-type="float" office:value="80.5" calcext:value-type="float">
            <text:p>80.5</text:p>
          </table:table-cell>
          <table:table-cell office:value-type="float" office:value="76.8" calcext:value-type="float">
            <text:p>76.8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\multicolumn{5}{r}{\textbf{Cross Feature Cross Similarity Fusion ($\mathbf{X_FX_SF}$)}}</text:p>
          </table:table-cell>
          <table:table-cell office:value-type="string" calcext:value-type="string">
            <text:p><text:s/>\multirow{9}{*}{\textbf{2F}} <text:s text:c="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X_F(X_S(\slex, \ssyn), \mlex)$</text:p>
          </table:table-cell>
          <table:table-cell office:value-type="string" calcext:value-type="string">
            <text:p>70.00</text:p>
          </table:table-cell>
          <table:table-cell office:value-type="float" office:value="68.7" calcext:value-type="float">
            <text:p>68.7</text:p>
          </table:table-cell>
          <table:table-cell office:value-type="float" office:value="71.4" calcext:value-type="float">
            <text:p>71.4</text:p>
          </table:table-cell>
          <table:table-cell office:value-type="string" calcext:value-type="string">
            <text:p><text:s/>3.11 <text:s text:c="3"/></text:p>
          </table:table-cell>
        </table:table-row>
        <table:table-row table:style-name="ro1">
          <table:table-cell office:value-type="string" calcext:value-type="string">
            <text:p>$X_F(X_S(\slex, \ssyn), \msyn)$</text:p>
          </table:table-cell>
          <table:table-cell office:value-type="string" calcext:value-type="string">
            <text:p>75.20</text:p>
          </table:table-cell>
          <table:table-cell office:value-type="float" office:value="77.4" calcext:value-type="float">
            <text:p>77.4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<text:s/>3.16 <text:s text:c="3"/></text:p>
          </table:table-cell>
        </table:table-row>
        <table:table-row table:style-name="ro1">
          <table:table-cell office:value-type="string" calcext:value-type="string">
            <text:p>\multicolumn{5}{r}{\textbf{Early Cross Feature Fusion ($\mathbf{EX_FF}$)}} <text:s text:c="1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E(\mlex, X_F(\slex, \mlex))$</text:p>
          </table:table-cell>
          <table:table-cell office:value-type="string" calcext:value-type="string">
            <text:p>76.00</text:p>
          </table:table-cell>
          <table:table-cell office:value-type="float" office:value="79.5" calcext:value-type="float">
            <text:p>79.5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3.57 <text:s text:c="3"/></text:p>
          </table:table-cell>
        </table:table-row>
        <table:table-row table:style-name="ro1">
          <table:table-cell office:value-type="string" calcext:value-type="string">
            <text:p>$E(\msyn, X_F(\slex, \mlex))$</text:p>
          </table:table-cell>
          <table:table-cell office:value-type="string" calcext:value-type="string">
            <text:p>75.20</text:p>
          </table:table-cell>
          <table:table-cell office:value-type="float" office:value="75.4" calcext:value-type="float">
            <text:p>75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1.95 <text:s text:c="3"/></text:p>
          </table:table-cell>
        </table:table-row>
        <table:table-row table:style-name="ro1">
          <table:table-cell office:value-type="string" calcext:value-type="string">
            <text:p>\multicolumn{5}{r}{\textbf{Late Cross Feature Fusion ($\mathbf{LX_FF}$)}} <text:s text:c="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L(\msyn, X_F(\slex, \msyn))$</text:p>
          </table:table-cell>
          <table:table-cell office:value-type="string" calcext:value-type="string">
            <text:p>67.80</text:p>
          </table:table-cell>
          <table:table-cell office:value-type="float" office:value="71.4" calcext:value-type="float">
            <text:p>71.4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<text:s/>4.22 <text:s text:c="3"/></text:p>
          </table:table-cell>
        </table:table-row>
        <table:table-row table:style-name="ro1">
          <table:table-cell office:value-type="string" calcext:value-type="string">
            <text:p>$L(\mlex, X_F(\slex, \mlex))$</text:p>
          </table:table-cell>
          <table:table-cell office:value-type="string" calcext:value-type="string">
            <text:p>76.09</text:p>
          </table:table-cell>
          <table:table-cell office:value-type="float" office:value="79.1" calcext:value-type="float">
            <text:p>79.1</text:p>
          </table:table-cell>
          <table:table-cell office:value-type="float" office:value="72.7" calcext:value-type="float">
            <text:p>72.7</text:p>
          </table:table-cell>
          <table:table-cell office:value-type="string" calcext:value-type="string">
            <text:p><text:s/>3.96 <text:s text:c="3"/></text:p>
          </table:table-cell>
        </table:table-row>
        <table:table-row table:style-name="ro1">
          <table:table-cell office:value-type="string" calcext:value-type="string">
            <text:p>\multicolumn{5}{r}{\textbf{Early Late Cross Feature Fusion ($\mathbf{ELX_FF}$)}}</text:p>
          </table:table-cell>
          <table:table-cell office:value-type="string" calcext:value-type="string">
            <text:p><text:s/>\multirow{3}{*}{\textbf{HF}} <text:s text:c="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(\mlex, L(\msyn, X_F(\slex, \msyn)))$</text:p>
          </table:table-cell>
          <table:table-cell office:value-type="string" calcext:value-type="string">
            <text:p>74.20</text:p>
          </table:table-cell>
          <table:table-cell office:value-type="float" office:value="78.2" calcext:value-type="float">
            <text:p>78.2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<text:s/>4.26 <text:s text:c="3"/></text:p>
          </table:table-cell>
        </table:table-row>
        <table:table-row table:style-name="ro1">
          <table:table-cell office:value-type="string" calcext:value-type="string">
            <text:p>$E(\mlex, L(\mlex, X_F(\slex, \mlex)))$</text:p>
          </table:table-cell>
          <table:table-cell office:value-type="string" calcext:value-type="string">
            <text:p>75.80</text:p>
          </table:table-cell>
          <table:table-cell office:value-type="float" office:value="78.5" calcext:value-type="float">
            <text:p>78.5</text:p>
          </table:table-cell>
          <table:table-cell office:value-type="float" office:value="72.7" calcext:value-type="float">
            <text:p>72.7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Baseline 1c1word</text:p>
          </table:table-cell>
          <table:table-cell office:value-type="string" calcext:value-type="string">
            <text:p>78.90</text:p>
          </table:table-cell>
          <table:table-cell office:value-type="float" office:value="80.7" calcext:value-type="float">
            <text:p>80.7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<text:s/>1.00 <text:s text:c="12"/></text:p>
          </table:table-cell>
        </table:table-row>
        <table:table-row table:style-name="ro1">
          <table:table-cell office:value-type="string" calcext:value-type="string">
            <text:p>Semeval 2007 Best Systems</text:p>
          </table:table-cell>
          <table:table-cell office:value-type="string" calcext:value-type="string">
            <text:p>78.70</text:p>
          </table:table-cell>
          <table:table-cell office:value-type="float" office:value="80.8" calcext:value-type="float">
            <text:p>80.8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<text:s/>3.06 <text:s text:c="2"/></text:p>
          </table:table-cell>
        </table:table-row>
      </table:table>
      <table:table table:name="Sheet3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{$\mlex$},</text:p>
          </table:table-cell>
          <table:table-cell table:number-columns-repeated="2"/>
          <table:table-cell office:value-type="float" office:value="76.7235635471628" calcext:value-type="float">
            <text:p>76.7235635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$\msyn$},</text:p>
          </table:table-cell>
          <table:table-cell table:number-columns-repeated="2"/>
          <table:table-cell office:value-type="float" office:value="74.5446358217227" calcext:value-type="float">
            <text:p>74.5446358217</text:p>
          </table:table-cell>
          <table:table-cell table:number-columns-repeated="3"/>
          <table:table-cell office:value-type="float" office:value="76.7235635471628" calcext:value-type="float">
            <text:p>76.7235635472</text:p>
          </table:table-cell>
        </table:table-row>
        <table:table-row table:style-name="ro1">
          <table:table-cell table:number-columns-repeated="7"/>
          <table:table-cell office:value-type="float" office:value="74.5446358217227" calcext:value-type="float">
            <text:p>74.5446358217</text:p>
          </table:table-cell>
        </table:table-row>
        <table:table-row table:style-name="ro1">
          <table:table-cell office:value-type="string" calcext:value-type="string">
            <text:p>{$E(\mlex, \msyn)$},</text:p>
          </table:table-cell>
          <table:table-cell table:number-columns-repeated="2"/>
          <table:table-cell office:value-type="float" office:value="76.9514218472863" calcext:value-type="float">
            <text:p>76.951421847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6.9514218472863" calcext:value-type="float">
            <text:p>76.9514218473</text:p>
          </table:table-cell>
        </table:table-row>
        <table:table-row table:style-name="ro1">
          <table:table-cell office:value-type="string" calcext:value-type="string">
            <text:p>{$X_F(\slex, \mlex)$},</text:p>
          </table:table-cell>
          <table:table-cell table:number-columns-repeated="2"/>
          <table:table-cell office:value-type="float" office:value="79.53792028538" calcext:value-type="float">
            <text:p>79.537920285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{$X_F(\slex, \msyn)$},</text:p>
          </table:table-cell>
          <table:table-cell table:number-columns-repeated="2"/>
          <table:table-cell office:value-type="float" office:value="77.1929287461839" calcext:value-type="float">
            <text:p>77.1929287462</text:p>
          </table:table-cell>
          <table:table-cell table:number-columns-repeated="3"/>
          <table:table-cell office:value-type="float" office:value="79.53792028538" calcext:value-type="float">
            <text:p>79.5379202854</text:p>
          </table:table-cell>
        </table:table-row>
        <table:table-row table:style-name="ro1">
          <table:table-cell office:value-type="string" calcext:value-type="string">
            <text:p>{$X_F(\ssyn, \mlex)$},</text:p>
          </table:table-cell>
          <table:table-cell table:number-columns-repeated="2"/>
          <table:table-cell office:value-type="float" office:value="78.900588756417" calcext:value-type="float">
            <text:p>78.9005887564</text:p>
          </table:table-cell>
          <table:table-cell table:number-columns-repeated="3"/>
          <table:table-cell office:value-type="float" office:value="77.1929287461839" calcext:value-type="float">
            <text:p>77.1929287462</text:p>
          </table:table-cell>
        </table:table-row>
        <table:table-row table:style-name="ro1">
          <table:table-cell office:value-type="string" calcext:value-type="string">
            <text:p>{$X_F(\ssyn, \msyn)$},</text:p>
          </table:table-cell>
          <table:table-cell table:number-columns-repeated="2"/>
          <table:table-cell office:value-type="float" office:value="76.7949789447427" calcext:value-type="float">
            <text:p>76.7949789447</text:p>
          </table:table-cell>
          <table:table-cell table:number-columns-repeated="3"/>
          <table:table-cell office:value-type="float" office:value="78.900588756417" calcext:value-type="float">
            <text:p>78.9005887564</text:p>
          </table:table-cell>
        </table:table-row>
        <table:table-row table:style-name="ro1">
          <table:table-cell office:value-type="string" calcext:value-type="string">
            <text:p>{$X_S(\ssyn, \slex)$},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6.7949789447427" calcext:value-type="float">
            <text:p>76.7949789447</text:p>
          </table:table-cell>
        </table:table-row>
        <table:table-row table:style-name="ro1">
          <table:table-cell office:value-type="string" calcext:value-type="string">
            <text:p>{$X_S(\slex, \ssyn)$},</text:p>
          </table:table-cell>
          <table:table-cell table:number-columns-repeated="2"/>
          <table:table-cell office:value-type="float" office:value="78.9392096537556" calcext:value-type="float">
            <text:p>78.939209653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8.9447482103701" calcext:value-type="float">
            <text:p>78.9447482104</text:p>
          </table:table-cell>
          <table:table-cell table:number-columns-repeated="3"/>
          <table:table-cell office:value-type="float" office:value="78.9392096537556" calcext:value-type="float">
            <text:p>78.9392096538</text:p>
          </table:table-cell>
        </table:table-row>
        <table:table-row table:style-name="ro1">
          <table:table-cell office:value-type="string" calcext:value-type="string">
            <text:p>{$X_F(X_S(\slex, \ssyn), \mlex)$},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8.9447482103701" calcext:value-type="float">
            <text:p>78.9447482104</text:p>
          </table:table-cell>
        </table:table-row>
        <table:table-row table:style-name="ro1">
          <table:table-cell office:value-type="string" calcext:value-type="string">
            <text:p>{$X_F(X_S(\slex, \ssyn), \msyn)$},</text:p>
          </table:table-cell>
          <table:table-cell table:number-columns-repeated="2"/>
          <table:table-cell office:value-type="float" office:value="74.7722371139444" calcext:value-type="float">
            <text:p>74.772237113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{$E(\mlex, X_F(\slex, \mlex))$},</text:p>
          </table:table-cell>
          <table:table-cell table:number-columns-repeated="2"/>
          <table:table-cell office:value-type="float" office:value="77.8554252667324" calcext:value-type="float">
            <text:p>77.8554252667</text:p>
          </table:table-cell>
          <table:table-cell table:number-columns-repeated="3"/>
          <table:table-cell office:value-type="float" office:value="74.7722371139444" calcext:value-type="float">
            <text:p>74.7722371139</text:p>
          </table:table-cell>
        </table:table-row>
        <table:table-row table:style-name="ro1">
          <table:table-cell office:value-type="string" calcext:value-type="string">
            <text:p>{$E(\msyn, X_F(\slex, \mlex))$},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7.8554252667324" calcext:value-type="float">
            <text:p>77.8554252667</text:p>
          </table:table-cell>
        </table:table-row>
        <table:table-row table:style-name="ro1">
          <table:table-cell office:value-type="string" calcext:value-type="string">
            <text:p>{$L(\msyn, X_F(\slex, \msyn))$},</text:p>
          </table:table-cell>
          <table:table-cell table:number-columns-repeated="2"/>
          <table:table-cell office:value-type="float" office:value="79.0914654427936" calcext:value-type="float">
            <text:p>79.091465442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{$L(\mlex, X_F(\slex, \mlex))$},</text:p>
          </table:table-cell>
          <table:table-cell table:number-columns-repeated="2"/>
          <table:table-cell office:value-type="float" office:value="77.0464987839486" calcext:value-type="float">
            <text:p>77.0464987839</text:p>
          </table:table-cell>
          <table:table-cell table:number-columns-repeated="3"/>
          <table:table-cell office:value-type="float" office:value="79.0914654427936" calcext:value-type="float">
            <text:p>79.0914654428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7.0464987839486" calcext:value-type="float">
            <text:p>77.0464987839</text:p>
          </table:table-cell>
        </table:table-row>
        <table:table-row table:style-name="ro1">
          <table:table-cell office:value-type="string" calcext:value-type="string">
            <text:p>{$E(\mlex, L(\msyn, X_F(\slex, \msyn)))$},</text:p>
          </table:table-cell>
          <table:table-cell table:number-columns-repeated="2"/>
          <table:table-cell office:value-type="float" office:value="73.6350934031128" calcext:value-type="float">
            <text:p>73.635093403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{$E(\mlex, L(\mlex, X_F(\slex, \mlex)))$}</text:p>
          </table:table-cell>
          <table:table-cell table:number-columns-repeated="2"/>
          <table:table-cell office:value-type="float" office:value="78.8763220259071" calcext:value-type="float">
            <text:p>78.8763220259</text:p>
          </table:table-cell>
          <table:table-cell table:number-columns-repeated="3"/>
          <table:table-cell office:value-type="float" office:value="73.6350934031128" calcext:value-type="float">
            <text:p>73.635093403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8.8763220259071" calcext:value-type="float">
            <text:p>78.8763220259</text:p>
          </table:table-cell>
        </table:table-row>
        <table:table-row table:style-name="ro1">
          <table:table-cell table:number-columns-repeated="3"/>
          <table:table-cell office:value-type="float" office:value="77.0918762756672" calcext:value-type="float">
            <text:p>77.091876275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8.6804101428689" calcext:value-type="float">
            <text:p>78.6804101429</text:p>
          </table:table-cell>
          <table:table-cell table:number-columns-repeated="3"/>
          <table:table-cell office:value-type="float" office:value="77.0918762756672" calcext:value-type="float">
            <text:p>77.0918762757</text:p>
          </table:table-cell>
        </table:table-row>
        <table:table-row table:style-name="ro1">
          <table:table-cell table:number-columns-repeated="3"/>
          <table:table-cell office:value-type="float" office:value="78.9375861210914" calcext:value-type="float">
            <text:p>78.9375861211</text:p>
          </table:table-cell>
          <table:table-cell table:number-columns-repeated="3"/>
          <table:table-cell office:value-type="float" office:value="78.6804101428689" calcext:value-type="float">
            <text:p>78.6804101429</text:p>
          </table:table-cell>
        </table:table-row>
        <table:table-row table:style-name="ro1">
          <table:table-cell table:number-columns-repeated="3"/>
          <table:table-cell office:value-type="float" office:value="80.2864952326194" calcext:value-type="float">
            <text:p>80.2864952326</text:p>
          </table:table-cell>
          <table:table-cell table:number-columns-repeated="3"/>
          <table:table-cell office:value-type="float" office:value="78.9375861210914" calcext:value-type="float">
            <text:p>78.9375861211</text:p>
          </table:table-cell>
        </table:table-row>
        <table:table-row table:style-name="ro1">
          <table:table-cell table:number-columns-repeated="3"/>
          <table:table-cell office:value-type="float" office:value="79.6460752349717" calcext:value-type="float">
            <text:p>79.646075235</text:p>
          </table:table-cell>
          <table:table-cell table:number-columns-repeated="3"/>
          <table:table-cell office:value-type="float" office:value="80.2864952326194" calcext:value-type="float">
            <text:p>80.2864952326</text:p>
          </table:table-cell>
        </table:table-row>
        <table:table-row table:style-name="ro1">
          <table:table-cell table:number-columns-repeated="7"/>
          <table:table-cell office:value-type="float" office:value="79.6460752349717" calcext:value-type="float">
            <text:p>79.646075235</text:p>
          </table:table-cell>
        </table:table-row>
      </table:table>
      <table:named-expressions/>
      <table:database-ranges>
        <table:database-range table:name="__Anonymous_Sheet_DB__0" table:target-range-address="Sheet1.A1:Sheet1.G27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2:58:06.660393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9:24:43.777081041</meta:creation-date>
    <dc:date>2017-12-06T13:30:36.586606971</dc:date>
    <meta:editing-duration>PT5H34M33S</meta:editing-duration>
    <meta:editing-cycles>4</meta:editing-cycles>
    <meta:generator>LibreOffice/5.1.6.2$Linux_X86_64 LibreOffice_project/10m0$Build-2</meta:generator>
    <meta:document-statistic meta:table-count="3" meta:cell-count="384" meta:object-count="0"/>
  </office:meta>
</office:document-meta>
</file>